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980" officeooo:paragraph-rsid="00020980"/>
    </style:style>
    <style:style style:name="P2" style:family="paragraph" style:parent-style-name="Standard">
      <style:text-properties fo:font-weight="bold" officeooo:rsid="00020980" officeooo:paragraph-rsid="00020980" style:font-weight-asian="bold" style:font-weight-complex="bold"/>
    </style:style>
    <style:style style:name="P3" style:family="paragraph" style:parent-style-name="Standard">
      <style:text-properties fo:font-weight="normal" officeooo:paragraph-rsid="00020980" style:font-weight-asian="normal" style:font-weight-complex="normal"/>
    </style:style>
    <style:style style:name="P4" style:family="paragraph" style:parent-style-name="Standard">
      <style:text-properties fo:font-weight="normal" officeooo:rsid="00020980" officeooo:paragraph-rsid="00020980" style:font-weight-asian="normal" style:font-weight-complex="normal"/>
    </style:style>
    <style:style style:name="P5" style:family="paragraph" style:parent-style-name="Standard">
      <style:text-properties fo:font-weight="normal" officeooo:rsid="0003dd84" officeooo:paragraph-rsid="0003dd84" style:font-weight-asian="normal" style:font-weight-complex="normal"/>
    </style:style>
    <style:style style:name="P6" style:family="paragraph" style:parent-style-name="Standard">
      <style:text-properties fo:font-weight="bold" officeooo:rsid="00020980" officeooo:paragraph-rsid="00020980" style:font-weight-asian="bold" style:font-weight-complex="bold"/>
    </style:style>
    <style:style style:name="P7" style:family="paragraph" style:parent-style-name="Standard">
      <style:text-properties fo:font-weight="normal" officeooo:rsid="00020980" officeooo:paragraph-rsid="0002098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XSTAR version v2.56f (November 2020)</text:p>
      <text:p text:style-name="Standard"/>
      <text:p text:style-name="Standard">export HEADAS=~/xstar22/x86_64-pc-linux-gnu-libc2.32</text:p>
      <text:p text:style-name="Standard">. $HEADAS/headas-init.sh</text:p>
      <text:p text:style-name="P1">xstar</text:p>
      <text:p text:style-name="P1"/>
      <text:p text:style-name="P1"/>
      <text:p text:style-name="P2">XSTAR version v2.54a (January 2020)</text:p>
      <text:p text:style-name="P2"/>
      <text:p text:style-name="P4">export HEADAS=~/heasoft-6.28/x86_64-pc-linux-gnu-libc2.32</text:p>
      <text:p text:style-name="P3">. $HEADAS/headas-init.sh</text:p>
      <text:p text:style-name="P4">xstar</text:p>
      <text:p text:style-name="P4"/>
      <text:p text:style-name="P4"/>
      <text:p text:style-name="P4"/>
      <text:p text:style-name="P5">should run multiple timesteps – the xray drive evolves over time so need to model it at various points throughout the experiment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0:32:33.757156119</meta:creation-date>
    <dc:date>2021-02-13T13:56:47.837028655</dc:date>
    <meta:editing-duration>PT2H11M58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9" meta:word-count="41" meta:character-count="366" meta:non-whitespace-character-count="333"/>
  </office:meta>
</office:document-meta>
</file>